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ed1c2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1cm" fo:min-width="0cm"/>
    </style:style>
    <style:style style:name="gr5" style:family="graphic" style:parent-style-name="standard">
      <style:graphic-properties svg:stroke-color="#ed1c24" draw:fill-color="#ed1c24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</style:style>
    <style:style style:name="P1" style:family="paragraph">
      <loext:graphic-properties draw:fill="none"/>
      <style:paragraph-properties fo:text-align="center"/>
      <style:text-properties style:font-name="Droid Sans"/>
    </style:style>
    <style:style style:name="P2" style:family="paragraph">
      <style:text-properties style:font-name="Droid Sans"/>
    </style:style>
    <style:style style:name="P3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4" style:family="paragraph">
      <loext:graphic-properties draw:fill-color="#ed1c24"/>
      <style:paragraph-properties fo:text-align="center"/>
      <style:text-properties style:font-name="Droid Sans"/>
    </style:style>
    <style:style style:name="P5" style:family="paragraph">
      <style:text-properties fo:color="#ed1c24" style:font-name="Droid Sans"/>
    </style:style>
    <style:style style:name="P6" style:family="paragraph">
      <loext:graphic-properties draw:fill="none" draw:fill-color="#ffffff"/>
      <style:text-properties fo:color="#ed1c24" style:font-name="Droid Sans" fo:font-size="12pt" style:font-size-asian="12pt" style:font-size-complex="12pt"/>
    </style:style>
    <style:style style:name="P7" style:family="paragraph">
      <style:text-properties style:font-name="Droid Sans" fo:font-size="8pt" style:font-size-asian="8pt" style:font-size-complex="8pt"/>
    </style:style>
    <style:style style:name="P8" style:family="paragraph">
      <loext:graphic-properties draw:fill="none" draw:fill-color="#ffffff"/>
      <style:text-properties style:font-name="Droid Sans" fo:font-size="8pt" style:font-size-asian="8pt" style:font-size-complex="8pt"/>
    </style:style>
    <style:style style:name="P9" style:family="paragraph">
      <loext:graphic-properties draw:fill="none" draw:fill-color="#ffffff"/>
      <style:text-properties fo:color="#ed1c24" style:font-name="Droid Sans"/>
    </style:style>
    <style:style style:name="P10" style:family="paragraph">
      <style:text-properties fo:color="#ce181e" style:font-name="Droid Sans"/>
    </style:style>
    <style:style style:name="P11" style:family="paragraph">
      <loext:graphic-properties draw:fill="none" draw:fill-color="#ffffff"/>
      <style:text-properties fo:color="#ce181e" style:font-name="Droid Sans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color="#ed1c24" fo:font-size="12pt" style:text-underline-style="none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18.145cm" svg:x2="6.08cm" svg:y2="18.145cm">
          <text:p/>
        </draw:line>
        <draw:line draw:style-name="gr1" draw:text-style-name="P1" draw:layer="layout" svg:x1="6.715cm" svg:y1="16.24cm" svg:x2="6.081cm" svg:y2="18.145cm">
          <text:p/>
        </draw:line>
        <draw:line draw:style-name="gr1" draw:text-style-name="P1" draw:layer="layout" svg:x1="6.715cm" svg:y1="16.24cm" svg:x2="8.62cm" svg:y2="16.24cm">
          <text:p/>
        </draw:line>
        <draw:line draw:style-name="gr1" draw:text-style-name="P1" draw:layer="layout" svg:x1="9.255cm" svg:y1="14.335cm" svg:x2="8.621cm" svg:y2="16.24cm">
          <text:p/>
        </draw:line>
        <draw:line draw:style-name="gr1" draw:text-style-name="P1" draw:layer="layout" svg:x1="9.255cm" svg:y1="14.335cm" svg:x2="11.16cm" svg:y2="14.335cm">
          <text:p/>
        </draw:line>
        <draw:line draw:style-name="gr1" draw:text-style-name="P1" draw:layer="layout" svg:x1="11.795cm" svg:y1="12.43cm" svg:x2="11.161cm" svg:y2="14.335cm">
          <text:p/>
        </draw:line>
        <draw:line draw:style-name="gr1" draw:text-style-name="P1" draw:layer="layout" svg:x1="11.795cm" svg:y1="12.43cm" svg:x2="16.875cm" svg:y2="12.43cm">
          <text:p/>
        </draw:line>
        <draw:line draw:style-name="gr1" draw:text-style-name="P1" draw:layer="layout" svg:x1="17.51cm" svg:y1="10.525cm" svg:x2="16.876cm" svg:y2="12.43cm">
          <text:p/>
        </draw:line>
        <draw:line draw:style-name="gr1" draw:text-style-name="P1" draw:layer="layout" svg:x1="17.51cm" svg:y1="10.525cm" svg:x2="19.415cm" svg:y2="10.525cm">
          <text:p/>
        </draw:line>
        <draw:line draw:style-name="gr1" draw:text-style-name="P1" draw:layer="layout" svg:x1="19.416cm" svg:y1="10.525cm" svg:x2="20.05cm" svg:y2="12.43cm">
          <text:p/>
        </draw:line>
        <draw:line draw:style-name="gr1" draw:text-style-name="P1" draw:layer="layout" svg:x1="20.05cm" svg:y1="12.43cm" svg:x2="21.955cm" svg:y2="12.43cm">
          <text:p/>
        </draw:line>
        <draw:line draw:style-name="gr1" draw:text-style-name="P1" draw:layer="layout" svg:x1="22.59cm" svg:y1="16.24cm" svg:x2="21.956cm" svg:y2="12.43cm">
          <text:p/>
        </draw:line>
        <draw:line draw:style-name="gr1" draw:text-style-name="P1" draw:layer="layout" svg:x1="22.59cm" svg:y1="16.24cm" svg:x2="24.495cm" svg:y2="16.24cm">
          <text:p/>
        </draw:line>
        <draw:line draw:style-name="gr1" draw:text-style-name="P1" draw:layer="layout" svg:x1="24.496cm" svg:y1="16.24cm" svg:x2="25.13cm" svg:y2="18.145cm">
          <text:p/>
        </draw:line>
        <draw:line draw:style-name="gr1" draw:text-style-name="P1" draw:layer="layout" svg:x1="25.13cm" svg:y1="18.145cm" svg:x2="27.035cm" svg:y2="18.145cm">
          <text:p/>
        </draw:line>
        <draw:line draw:style-name="gr2" draw:text-style-name="P1" draw:layer="layout" svg:x1="4.175cm" svg:y1="15.266cm" svg:x2="27.035cm" svg:y2="15.266cm">
          <text:p/>
        </draw:line>
        <draw:frame draw:style-name="gr3" draw:text-style-name="P3" draw:layer="layout" svg:width="2.225cm" svg:height="1.243cm" svg:x="3.994cm" svg:y="16.959cm">
          <draw:text-box>
            <text:p text:style-name="P2"><text:span text:style-name="T1">proctime</text:span></text:p>
            <text:p text:style-name="P2"><text:span text:style-name="T1">(stdio.c)</text:span></text:p>
          </draw:text-box>
        </draw:frame>
        <draw:frame draw:style-name="gr4" draw:text-style-name="P3" draw:layer="layout" svg:width="2.288cm" svg:height="1.243cm" svg:x="6.461cm" svg:y="15.139cm">
          <draw:text-box>
            <text:p text:style-name="P2"><text:span text:style-name="T1">sys_call()</text:span></text:p>
            <text:p text:style-name="P2"><text:span text:style-name="T1">(stdio.c)</text:span></text:p>
          </draw:text-box>
        </draw:frame>
        <draw:frame draw:style-name="gr4" draw:text-style-name="P3" draw:layer="layout" svg:width="2.288cm" svg:height="1.243cm" svg:x="8.999cm" svg:y="13.178cm">
          <draw:text-box>
            <text:p text:style-name="P2"><text:span text:style-name="T1">_giet:</text:span></text:p>
            <text:p text:style-name="P2"><text:span text:style-name="T1">(giet.s)</text:span></text:p>
          </draw:text-box>
        </draw:frame>
        <draw:custom-shape draw:style-name="gr5" draw:text-style-name="P4" draw:layer="layout" svg:width="0.518cm" svg:height="0.539cm" draw:transform="skewX (0.0240855436775217) rotate (-1.08734012399247) translate (9.564cm 15.288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3" draw:layer="layout" svg:width="3.262cm" svg:height="1.243cm" svg:x="11.708cm" svg:y="11.188cm">
          <draw:text-box>
            <text:p text:style-name="P2"><text:span text:style-name="T1">_sys_handler:</text:span></text:p>
            <text:p text:style-name="P2"><text:span text:style-name="T1">(giet.s)</text:span></text:p>
          </draw:text-box>
        </draw:frame>
        <draw:frame draw:style-name="gr6" draw:text-style-name="P3" draw:layer="layout" svg:width="3.262cm" svg:height="1.243cm" svg:x="17.171cm" svg:y="9.283cm">
          <draw:text-box>
            <text:p text:style-name="P2"><text:span text:style-name="T1">_proctime</text:span></text:p>
            <text:p text:style-name="P2"><text:span text:style-name="T1">(drivers.c)</text:span></text:p>
          </draw:text-box>
        </draw:frame>
        <draw:frame draw:style-name="gr6" draw:text-style-name="P3" draw:layer="layout" svg:width="3.262cm" svg:height="1.243cm" svg:x="20.05cm" svg:y="11.146cm">
          <draw:text-box>
            <text:p text:style-name="P2"><text:span text:style-name="T2">_sys_handler</text:span></text:p>
            <text:p text:style-name="P2"><text:span text:style-name="T1">(giet.s)</text:span></text:p>
          </draw:text-box>
        </draw:frame>
        <draw:frame draw:style-name="gr6" draw:text-style-name="P6" draw:layer="layout" svg:width="3.262cm" svg:height="0.945cm" svg:x="22.122cm" svg:y="12.303cm">
          <draw:text-box>
            <text:p text:style-name="P5"><text:span text:style-name="T3">eret</text:span></text:p>
          </draw:text-box>
        </draw:frame>
        <draw:frame draw:style-name="gr6" draw:text-style-name="P6" draw:layer="layout" svg:width="3.262cm" svg:height="0.945cm" svg:x="9.636cm" svg:y="15.21cm">
          <draw:text-box>
            <text:p text:style-name="P5"><text:span text:style-name="T3">syscall</text:span></text:p>
          </draw:text-box>
        </draw:frame>
        <draw:frame draw:style-name="gr7" draw:text-style-name="P8" draw:layer="layout" svg:width="5.715cm" svg:height="0.649cm" svg:x="9.085cm" svg:y="14.335cm">
          <draw:text-box>
            <text:p text:style-name="P7"><text:span text:style-name="T4">6(instr.) + 1(brch) cycles</text:span></text:p>
          </draw:text-box>
        </draw:frame>
        <draw:frame draw:style-name="gr7" draw:text-style-name="P8" draw:layer="layout" svg:width="5.715cm" svg:height="0.911cm" svg:x="17.34cm" svg:y="10.525cm">
          <draw:text-box>
            <text:p text:style-name="P7"><text:span text:style-name="T4">2 cycles?</text:span></text:p>
            <text:p text:style-name="P7"><text:span text:style-name="T4">(mfc0 + jr $31)</text:span></text:p>
          </draw:text-box>
        </draw:frame>
        <draw:frame draw:style-name="gr7" draw:text-style-name="P8" draw:layer="layout" svg:width="5.715cm" svg:height="0.649cm" svg:x="11.795cm" svg:y="12.5cm">
          <draw:text-box>
            <text:p text:style-name="P7"><text:span text:style-name="T4">16(instr.) + 1(brch) cycles</text:span></text:p>
          </draw:text-box>
        </draw:frame>
        <draw:frame draw:style-name="gr7" draw:text-style-name="P8" draw:layer="layout" svg:width="5.715cm" svg:height="0.649cm" svg:x="6.63cm" svg:y="16.282cm">
          <draw:text-box>
            <text:p text:style-name="P7"><text:span text:style-name="T4">N.C.</text:span></text:p>
          </draw:text-box>
        </draw:frame>
        <draw:frame draw:style-name="gr7" draw:text-style-name="P8" draw:layer="layout" svg:width="5.715cm" svg:height="0.649cm" svg:x="4.048cm" svg:y="18.229cm">
          <draw:text-box>
            <text:p text:style-name="P7"><text:span text:style-name="T4">N.C.</text:span></text:p>
          </draw:text-box>
        </draw:frame>
        <draw:frame draw:style-name="gr7" draw:text-style-name="P8" draw:layer="layout" svg:width="5.715cm" svg:height="0.649cm" svg:x="22.547cm" svg:y="16.226cm">
          <draw:text-box>
            <text:p text:style-name="P7"><text:span text:style-name="T4">N.C.</text:span></text:p>
          </draw:text-box>
        </draw:frame>
        <draw:frame draw:style-name="gr7" draw:text-style-name="P8" draw:layer="layout" svg:width="5.715cm" svg:height="0.911cm" svg:x="19.965cm" svg:y="12.474cm">
          <draw:text-box>
            <text:p text:style-name="P7"><text:span text:style-name="T4">7(instr.)</text:span></text:p>
            <text:p text:style-name="P7"><text:span text:style-name="T4">+1(brch) cycles</text:span></text:p>
          </draw:text-box>
        </draw:frame>
        <draw:frame draw:style-name="gr8" draw:text-style-name="P9" draw:layer="layout" svg:width="3.986cm" svg:height="0.988cm" svg:x="3.413cm" svg:y="14.165cm">
          <draw:text-box>
            <text:p text:style-name="P5">Système</text:p>
          </draw:text-box>
        </draw:frame>
        <draw:frame draw:style-name="gr8" draw:text-style-name="P11" draw:layer="layout" svg:width="3.986cm" svg:height="0.988cm" svg:x="3.243cm" svg:y="15.32cm">
          <draw:text-box>
            <text:p text:style-name="P10">Utilisateu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4:50:36.922378283</meta:creation-date>
    <dc:date>2018-02-18T15:15:34.375387545</dc:date>
    <meta:editing-duration>PT21S</meta:editing-duration>
    <meta:editing-cycles>1</meta:editing-cycles>
    <meta:document-statistic meta:object-count="34"/>
    <meta:generator>LibreOffice/6.0.0.3$Linux_X86_64 LibreOffice_project/00m0$Build-3</meta:generator>
  </office:meta>
</office:document-meta>
</file>